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4" table:number-columns-repeated="2" table:default-cell-style-name="ce6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table:number-columns-repeated="4"/>
        </table:table-row>
        <table:table-row table:style-name="ro3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Queued</text:p>
          </table:table-cell>
          <table:table-cell table:style-name="ce1" office:value-type="string">
            <text:p>Complete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4]*[.F4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5]*[.F5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6]*[.F6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7]*[.F7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8]*[.F8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9]*[.F9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0">
            <text:p>.00</text:p>
          </table:table-cell>
          <table:table-cell table:formula="of:=[.C10]*[.F1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1]*[.F11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2]*[.F12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3]*[.F13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4]*[.F14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5]*[.F15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6]*[.F16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7]*[.F17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8]*[.F18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19]*[.F19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0]*[.F20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1]*[.F21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2]*[.F22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3]*[.F23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4]*[.F24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5]*[.F25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6]*[.F26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7]*[.F27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0">
            <text:p>.00</text:p>
          </table:table-cell>
          <table:table-cell table:formula="of:=[.C28]*[.F28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29]*[.F29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0]*[.F3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1]*[.F31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2]*[.F32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3]*[.F33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.00</text:p>
          </table:table-cell>
          <table:table-cell table:formula="of:=[.C34]*[.F34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6">
            <text:p>6.00</text:p>
          </table:table-cell>
          <table:table-cell table:formula="of:=[.C35]*[.F35]" office:value-type="float" office:value="6">
            <text:p>6.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" office:value-type="string">
            <text:p>Total</text:p>
          </table:table-cell>
          <table:table-cell table:style-name="Default" table:formula="of:=SUM([.G4:.G35])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9/18/2018</text:date>, <text:time>16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09-18T16:03:23</dc:date>
    <dc:creator>Chuck Coughlin</dc:creator>
    <meta:editing-duration>PT6H42M33S</meta:editing-duration>
    <meta:editing-cycles>7</meta:editing-cycles>
    <meta:generator>OpenOffice/4.1.3$Unix OpenOffice.org_project/413m1$Build-9783</meta:generator>
    <meta:document-statistic meta:table-count="3" meta:cell-count="149" meta:object-count="0"/>
  </office:meta>
</office:document-meta>
</file>